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eux mains</text:p>
      <text:p text:style-name="Normal">Installation, 2017.</text:p>
      <text:p text:style-name="Normal">Photographies imprimées sur étiquettes, 10 x 10 envelopp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555in" fo:line-height="150%" fo:text-indent="0.5909in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nne Thibault</meta:initial-creator>
    <dc:creator>Marianne Thibault</dc:creator>
    <meta:creation-date>2018-02-24T13:56:00Z</meta:creation-date>
    <dc:date>2018-02-24T13:57:00Z</dc:date>
    <meta:template xlink:href="Normal" xlink:type="simple"/>
    <meta:editing-cycles>1</meta:editing-cycles>
    <meta:editing-duration>PT60S</meta:editing-duration>
    <meta:document-statistic meta:page-count="1" meta:paragraph-count="1" meta:word-count="14" meta:character-count="90" meta:row-count="1" meta:non-whitespace-character-count="77"/>
  </office:meta>
</office:document-meta>
</file>